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style:font-style-asian="italic" style:font-style-complex="italic"/>
    </style:style>
    <style:style style:name="T46" style:family="text">
      <style:text-properties style:text-position="super 58%" fo:font-weight="normal" style:font-weight-asian="normal" style:font-weight-complex="normal"/>
    </style:style>
    <style:style style:name="T47" style:family="text">
      <style:text-properties officeooo:rsid="00ddb14a"/>
    </style:style>
    <style:style style:name="T48" style:family="text">
      <style:text-properties officeooo:rsid="00e6c0cb"/>
    </style:style>
    <style:style style:name="T49" style:family="text">
      <style:text-properties officeooo:rsid="00e9002e"/>
    </style:style>
    <style:style style:name="T50" style:family="text">
      <style:text-properties officeooo:rsid="00f40956"/>
    </style:style>
    <style:style style:name="T51" style:family="text">
      <style:text-properties officeooo:rsid="00fbd10d"/>
    </style:style>
    <style:style style:name="T52" style:family="text">
      <style:text-properties officeooo:rsid="01047184"/>
    </style:style>
    <style:style style:name="T53" style:family="text">
      <style:text-properties officeooo:rsid="01072dc4"/>
    </style:style>
    <style:style style:name="T54" style:family="text">
      <style:text-properties fo:font-weight="bold" style:font-weight-asian="bold" style:font-weight-complex="bold"/>
    </style:style>
    <style:style style:name="T55" style:family="text">
      <style:text-properties officeooo:rsid="010d5a79"/>
    </style:style>
    <style:style style:name="T56" style:family="text">
      <style:text-properties officeooo:rsid="011cd278"/>
    </style:style>
    <style:style style:name="T57" style:family="text">
      <style:text-properties officeooo:rsid="0121833b"/>
    </style:style>
    <style:style style:name="T58" style:family="text">
      <style:text-properties officeooo:rsid="0124f7e4"/>
    </style:style>
    <style:style style:name="T59"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44">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46">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47">I took a rapid test w/ negative result. Cait said I should go to the party alone, but it didn’t sit well when I said okay… with either of us. We decided we would eat lasagna and drink champagne. She was feeling down.</text:span></text:p>
      <text:p text:style-name="P12"><text:s text:c="3"/><text:span text:style-name="T47">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48">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48">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49">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50">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45">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51">this morning, but, at 7:40, I did. I fed them, made coffee, played Wordle (PROXY in six,) and worked until about 2:30 with some PCB and plate work mixed in. Cait didn’t have to go to work after all, so she </text:span><text:soft-page-break/><text:span text:style-name="T51">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44">Apples to Apples</text:span><text:span text:style-name="T2">, smoked some weed and then upgraded to </text:span><text:span text:style-name="T44">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52">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53">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53">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53">But, I saw Kevin driving toward me. He had forgotten he was supposed to play Whistle Hop. I felt a little uneasy down there knowing Sunny and Cait were hanging out and knowing no drums would be </text:span><text:soft-page-break/><text:span text:style-name="T53">tracked, so I said, “I’m gonna take the night off, guys. You got this.”</text:span></text:p>
      <text:p text:style-name="P28"><text:s text:c="3"/><text:span text:style-name="T53">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54">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55">did to feed the dogs, I noticed Cait was online, so I told her I love her. We talked through some things and I fell back asleep.</text:span></text:p>
      <text:p text:style-name="P30"><text:s text:c="3"/><text:span text:style-name="T55">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45">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56">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57">for a delicious lunch. We went and bought some flip-flops after that and had a little sit on the beach, saw some really cool rainbows.</text:span></text:p>
      <text:p text:style-name="P36"><text:s text:c="3"/><text:span text:style-name="T57">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58">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6">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7">III.XIX</text:p>
      <text:p text:style-name="P277"><text:span text:style-name="T2"/></text:p>
      <text:p text:style-name="P277"><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7"><text:soft-page-break/><text:span text:style-name="T2"><text:s text:c="3"/>Watched Stinkerton Raid, went to One World West for a couple Screamin’ Js songs, followed Cait home, gave her a kiss, went home and slept.</text:span></text:p>
      <text:p text:style-name="P277"><text:span text:style-name="T2"/></text:p>
      <text:p text:style-name="P278">III.XX</text:p>
      <text:p text:style-name="P278"><text:span text:style-name="T2"/></text:p>
      <text:p text:style-name="P277"><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7"><text:span text:style-name="T2"><text:s text:c="3"/>We went back to McStew’s for a moment and then to Cait’s house.</text:span></text:p>
      <text:p text:style-name="P277"><text:span text:style-name="T2"/></text:p>
      <text:p text:style-name="P278">III.XXI</text:p>
      <text:p text:style-name="P278"><text:span text:style-name="T2"/></text:p>
      <text:p text:style-name="P277"><text:span text:style-name="T2">Woke and made my way home. Had coffee w/ Sunny and her mom and then told Sunny I was planning on moving out in June. She melted down and told me to get out, so I walked up to UJ and met my dad for lunch.</text:span></text:p>
      <text:p text:style-name="P277"><text:span text:style-name="T2"><text:s text:c="3"/>I cuddled Cait for a few after that, and she went into work. Sunny seemed like she was at the Pump, so I snuck over to my house for clothes, computer and keyboards.</text:span></text:p>
      <text:p text:style-name="P277"><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7"><text:span text:style-name="T2"/></text:p>
      <text:p text:style-name="P277"><text:span text:style-name="T2"/></text:p>
      <text:p text:style-name="P277"><text:span text:style-name="T2"/></text:p>
      <text:p text:style-name="P277"><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79">III.XXIII</text:p>
      <text:p text:style-name="P279"><text:span text:style-name="T2"/></text:p>
      <text:p text:style-name="P279"><text:span text:style-name="T2">Woke, phone was dead. Cait had to do stuff at work, so we went to her house… after Izzy’s. I listened to Tina’s new songs, scrolled on my phone and then wrote in my journal.</text:span></text:p>
      <text:p text:style-name="P279"><text:span text:style-name="T2"/></text:p>
      <text:p text:style-name="P280"><text:span text:style-name="T2">. . .</text:span></text:p>
      <text:p text:style-name="P279"><text:span text:style-name="T2"/></text:p>
      <text:p text:style-name="P279"><text:span text:style-name="T2">Cait came home and we watched High Fidelity. Cait got anxious and we made love. I think we checked on the cats after that, went back to Cait’s house and watched The Great Gatsby.</text:span></text:p>
      <text:p text:style-name="P279"><text:span text:style-name="T2"><text:s text:c="3"/>I somehow skipped over eating a turkey pita and heating Cait’s curry, but that was in there, too. Also, it was a rainy day. Cait blew up at Nelia for being noisy at 5AM.</text:span></text:p>
      <text:p text:style-name="P279"><text:soft-page-break/><text:span text:style-name="T2"/></text:p>
      <text:p text:style-name="P281">III.XXIV</text:p>
      <text:p text:style-name="P279"><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79"><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79"><text:span text:style-name="T2"><text:s text:c="3"/>As I expected, Sunny got up at 11:15, banged around in the kitchen, invited Will over and bitched.</text:span></text:p>
      <text:p text:style-name="P279"><text:span text:style-name="T2"/></text:p>
      <text:p text:style-name="P281">III.XXV</text:p>
      <text:p text:style-name="P281"><text:span text:style-name="T2"/></text:p>
      <text:p text:style-name="P279"><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79"><text:span text:style-name="T41"/></text:p>
      <text:p text:style-name="P280"><text:span text:style-name="T41">. . .</text:span></text:p>
      <text:p text:style-name="P279"><text:span text:style-name="T41"/></text:p>
      <text:p text:style-name="P282"><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2"><text:span text:style-name="T2"/></text:p>
      <text:p text:style-name="P282">III.XXVI</text:p>
      <text:p text:style-name="P282"><text:span text:style-name="T2"/></text:p>
      <text:p text:style-name="P282"><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2"><text:span text:style-name="T2"/></text:p>
      <text:p text:style-name="P282">III.XXVII</text:p>
      <text:p text:style-name="P282"><text:span text:style-name="T2"/></text:p>
      <text:p text:style-name="P282"><text:span text:style-name="T2">woke, went to Middlemont, recorded the aforementioned songs in record time. I walked home, laid on the couch, went to let the cats out, met Cat at UJ for some food. Kim, Rick and Bart were there as well.</text:span></text:p>
      <text:p text:style-name="P282"><text:span text:style-name="T2"><text:s text:c="3"/>We drank at the Pump until the sun went down and then ate potato soup at Wende’s house and watched Gilded Age. We fell asleep reasonably early.</text:span></text:p>
      <text:p text:style-name="P282"><text:span text:style-name="T2"/></text:p>
      <text:p text:style-name="P282">III.XXVIII</text:p>
      <text:p text:style-name="P282"><text:span text:style-name="T2"/></text:p>
      <text:p text:style-name="P282"><text:span text:style-name="T2">woke, made coffee and cleaned Wende’s house. Cait had to go into work, but I stayed on the couch a while drinking coffee. I eventually walked home and wrote in my journal.</text:span></text:p>
      <text:p text:style-name="P282"><text:span text:style-name="T2"/></text:p>
      <text:p text:style-name="P283"><text:span text:style-name="T2">. . .</text:span></text:p>
      <text:p text:style-name="P282"><text:span text:style-name="T2"/></text:p>
      <text:p text:style-name="P282"><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2"><text:span text:style-name="T2"><text:s text:c="3"/>Then, I walked downtown and found a bar/coffee shop, the Asheville Club. I ordered a cordtado and walked to Jack of the Wood. My parents and uncle Jack were trying to cross the street outside.</text:span></text:p>
      <text:p text:style-name="P282"><text:span text:style-name="T2"><text:s text:c="3"/>Melissa was hosting triva. We ended up in 5</text:span><text:span text:style-name="T46">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2"><text:span text:style-name="T2"/></text:p>
      <text:p text:style-name="P284">III.XXIX</text:p>
      <text:p text:style-name="P284"><text:span text:style-name="T2"/></text:p>
      <text:p text:style-name="P282"><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2"><text:span text:style-name="T2"><text:s text:c="3"/>I took several intense naps and wrote in my journal. . .I put on Gilded Age and did nothing but sleep all night.</text:span></text:p>
      <text:p text:style-name="P282"><text:span text:style-name="T2"/></text:p>
      <text:p text:style-name="P284">III.XXX</text:p>
      <text:p text:style-name="P284"><text:span text:style-name="T2"/></text:p>
      <text:p text:style-name="P282"><text:span text:style-name="T2">I woke at 8, fed the dogs, made coffee, played on my phone and wrote in my journal. . .I found a SafeSport assignment, worked til 1:00 and realized my Buddy-H controllers would work as long as soldered in.</text:span></text:p>
      <text:p text:style-name="P282"><text:soft-page-break/><text:span text:style-name="T2"><text:s text:c="3"/>I took a bath, washed my hair, packed an order, walked to the post office and met Cait at the Brew Pump, wrote in my journal.</text:span></text:p>
      <text:p text:style-name="P282"><text:span text:style-name="T2"/></text:p>
      <text:p text:style-name="P283"><text:span text:style-name="T2">. . .</text:span></text:p>
      <text:p text:style-name="P282"><text:span text:style-name="T2"/></text:p>
      <text:p text:style-name="P282"><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2"><text:span text:style-name="T2"><text:s text:c="3"/>Antonia’s front door was wide open. It was a very windy night. I snacked on El Kimchi while Cait made egg sandwiches. We went to bed, but I wasn’t sleepy yet, so I went down and hung on the couch for a while.</text:span></text:p>
      <text:p text:style-name="P282"><text:span text:style-name="T2"/></text:p>
      <text:p text:style-name="P282">III.XXXI</text:p>
      <text:p text:style-name="P282"/>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5"/>
      <text:p text:style-name="P285"/>
      <text:p text:style-name="P285"/>
      <text:p text:style-name="P286"><text:soft-page-break/>IV.I</text:p>
      <text:p text:style-name="P285"><text:span text:style-name="T2"/></text:p>
      <text:p text:style-name="P285"><text:span text:style-name="T2">I died——April Fool’s. I actually woke </text:span><text:span text:style-name="T42">up, made coffee, drank it on the stoop w/ Cait, walked to All Day Darling, ordered a ham, egg, cheese bagel + cold brew and ordered an Uber to the west side.</text:span></text:p>
      <text:p text:style-name="P285"><text:span text:style-name="T42"/></text:p>
      <text:p text:style-name="P287"><text:span text:style-name="T42">. . .</text:span></text:p>
      <text:p text:style-name="P285"><text:span text:style-name="T42"/></text:p>
      <text:p text:style-name="P288"><text:span text:style-name="T2">I forgot to mention that Cait foolwed me, saying she had been driving without a license.</text:span></text:p>
      <text:p text:style-name="P288"><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88"><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88"><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88"><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88"><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88"><text:span text:style-name="T2"><text:s text:c="3"/>We went to Frazier’s, where I drank a Young’s stout, and then went to hang at Antonia’s house w/ Ryan and Amanda. We stayed up trading music videos until 5:30 in the morning. Then, Cait and I made love.</text:span></text:p>
      <text:p text:style-name="P288"><text:span text:style-name="T2"/></text:p>
      <text:p text:style-name="P288">IV.II</text:p>
      <text:p text:style-name="P288"><text:span text:style-name="T2"/></text:p>
      <text:p text:style-name="P289"><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89"><text:span text:style-name="T2"/></text:p>
      <text:p text:style-name="P290"><text:span text:style-name="T2">. . .</text:span></text:p>
      <text:p text:style-name="P289"><text:span text:style-name="T2"/></text:p>
      <text:p text:style-name="P289"><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1"/>
      <text:p text:style-name="P291"/>
      <text:p text:style-name="P291"/>
      <text:p text:style-name="P292"><text:soft-page-break/>IV.III</text:p>
      <text:p text:style-name="P291"><text:span text:style-name="T2"/></text:p>
      <text:p text:style-name="P291"><text:span text:style-name="T2">Woke at 9 and kissed Cait off to work. I tidied up and caught an Uber to the west side, where I made coffee, scrolled on my phone and wrote in my journal.</text:span></text:p>
      <text:p text:style-name="P291"><text:span text:style-name="T2"/></text:p>
      <text:p text:style-name="P293"><text:span text:style-name="T2">. . .</text:span></text:p>
      <text:p text:style-name="P293"><text:span text:style-name="T2"/></text:p>
      <text:p text:style-name="P291"><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1"><text:span text:style-name="T2"><text:s text:c="3"/>I walked down to Cait’s around 830 and watched some of David Chang’s new show. She was anxious from a weed gummy. We eventually put on some Drunk History and fell asleep.</text:span></text:p>
      <text:p text:style-name="P291"><text:span text:style-name="T2"/></text:p>
      <text:p text:style-name="P292">IV.IV</text:p>
      <text:p text:style-name="P292"><text:span text:style-name="T2"/></text:p>
      <text:p text:style-name="P291"><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1"><text:span text:style-name="T43"><text:s text:c="3"/>I finished working, packed up a dummy V104 for Van Dusen, took it up to the post office, walked to the Brew Pump, had two beers + steak hibachi w/ eggs, then headed east.</text:span></text:p>
      <text:p text:style-name="P291"><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1"><text:span text:style-name="T43"/></text:p>
      <text:p text:style-name="P293"><text:span text:style-name="T43">. . .</text:span></text:p>
      <text:p text:style-name="P291"><text:span text:style-name="T43"/></text:p>
      <text:p text:style-name="P294"><text:span text:style-name="T2">I had a couple beers, folded silverware and smoked some joints n’ bowls out back. Wende was celebrating her 47</text:span><text:span text:style-name="T46">th</text:span><text:span text:style-name="T2"> at 27 Club, so we went there and did some Karaoke. I had a green tea shot and a delicious Whistle Hop gose.</text:span></text:p>
      <text:p text:style-name="P294"><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4"><text:span text:style-name="T2"/></text:p>
      <text:p text:style-name="P294">IV.V</text:p>
      <text:p text:style-name="P294"><text:span text:style-name="T2"/></text:p>
      <text:p text:style-name="P294"><text:span text:style-name="T2">Woke and were informed by Scopes that</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10:51:36.087815703</dc:date>
    <meta:editing-duration>P7DT23H36M37S</meta:editing-duration>
    <meta:editing-cycles>235</meta:editing-cycles>
    <meta:generator>LibreOffice/7.3.7.2$Linux_X86_64 LibreOffice_project/30$Build-2</meta:generator>
    <meta:print-date>2024-07-07T17:40:57.703901491</meta:print-date>
    <meta:document-statistic meta:table-count="0" meta:image-count="0" meta:object-count="0" meta:page-count="65" meta:paragraph-count="478" meta:word-count="14168" meta:character-count="73070" meta:non-whitespace-character-count="58960"/>
  </office:meta>
</office:document-meta>
</file>